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Review</text:span><text:span text:style-name="T2_2"><text:s/></text:span><text:span text:style-name="T2_3">Questions</text:span></text:p>
      <text:p text:style-name="P3"/>
      <text:p text:style-name="P4"><text:span text:style-name="T4_1">1.<text:s/></text:span><text:span text:style-name="T4_2">Which</text:span><text:span text:style-name="T4_3"><text:s/></text:span><text:span text:style-name="T4_4">of</text:span><text:span text:style-name="T4_5"><text:s/></text:span><text:span text:style-name="T4_6">the</text:span><text:span text:style-name="T4_7"><text:s/></text:span><text:span text:style-name="T4_8">following</text:span><text:span text:style-name="T4_9"><text:s/></text:span><text:span text:style-name="T4_10">is</text:span><text:span text:style-name="T4_11"><text:s/></text:span><text:span text:style-name="T4_12">the</text:span><text:span text:style-name="T4_13"><text:s/></text:span><text:span text:style-name="T4_14">incorrect</text:span><text:span text:style-name="T4_15"><text:s/></text:span><text:span text:style-name="T4_16">way</text:span><text:span text:style-name="T4_17"><text:s/></text:span><text:span text:style-name="T4_18">to</text:span><text:span text:style-name="T4_19"><text:s/></text:span><text:span text:style-name="T4_20">set</text:span><text:span text:style-name="T4_21"><text:s/></text:span><text:span text:style-name="T4_22">a</text:span><text:span text:style-name="T4_23"><text:s/></text:span><text:span text:style-name="T4_24">value</text:span><text:span text:style-name="T4_25"><text:s/></text:span><text:span text:style-name="T4_26">to</text:span><text:span text:style-name="T4_27"><text:s/></text:span><text:span text:style-name="T4_28">a</text:span><text:span text:style-name="T4_29"><text:s/></text:span><text:span text:style-name="T4_30">variable</text:span><text:span text:style-name="T4_31"><text:s/></text:span><text:span text:style-name="T4_32">x</text:span><text:span text:style-name="T4_33"><text:s/></text:span><text:span text:style-name="T4_34">of</text:span><text:span text:style-name="T4_35"><text:s/></text:span><text:span text:style-name="T4_36">type</text:span><text:span text:style-name="T4_37"><text:s/></text:span><text:span text:style-name="T4_38">int</text:span><text:span text:style-name="T4_39">?</text:span></text:p>
      <text:p text:style-name="P5"><text:span text:style-name="T5_1"><text:tab/><text:tab/></text:span><text:span text:style-name="T5_2">a</text:span><text:span text:style-name="T5_3">.<text:s/>7<text:s/>=<text:s/></text:span><text:span text:style-name="T5_4">x</text:span><text:span text:style-name="T5_5">;</text:span></text:p>
      <text:p text:style-name="P6"><text:span text:style-name="T6_1"><text:tab/><text:tab/></text:span><text:span text:style-name="T6_2">b</text:span><text:span text:style-name="T6_3">.<text:s/></text:span><text:span text:style-name="T6_4">int</text:span><text:span text:style-name="T6_5"><text:s/></text:span><text:span text:style-name="T6_6">x</text:span><text:span text:style-name="T6_7"><text:s/>=<text:s/>7;</text:span></text:p>
      <text:p text:style-name="P7"><text:span text:style-name="T7_1"><text:tab/><text:tab/></text:span><text:span text:style-name="T7_2">c</text:span><text:span text:style-name="T7_3">.<text:s/></text:span><text:span text:style-name="T7_4">int</text:span><text:span text:style-name="T7_5"><text:s/></text:span><text:span text:style-name="T7_6">x</text:span><text:span text:style-name="T7_7">(7);</text:span></text:p>
      <text:p text:style-name="P8"><text:span text:style-name="T8_1"><text:tab/><text:tab/></text:span><text:span text:style-name="T8_2">d</text:span><text:span text:style-name="T8_3">.<text:s/></text:span><text:span text:style-name="T8_4">x</text:span><text:span text:style-name="T8_5"><text:s/>=<text:s/>7;</text:span></text:p>
      <text:p text:style-name="P9"/>
      <text:p text:style-name="P10"><text:span text:style-name="T10_1">2.<text:s/></text:span><text:span text:style-name="T10_2">Which</text:span><text:span text:style-name="T10_3"><text:s/></text:span><text:span text:style-name="T10_4">of</text:span><text:span text:style-name="T10_5"><text:s/></text:span><text:span text:style-name="T10_6">the</text:span><text:span text:style-name="T10_7"><text:s/></text:span><text:span text:style-name="T10_8">following</text:span><text:span text:style-name="T10_9"><text:s/></text:span><text:span text:style-name="T10_10">is</text:span><text:span text:style-name="T10_11"><text:s/></text:span><text:span text:style-name="T10_12">the</text:span><text:span text:style-name="T10_13"><text:s/></text:span><text:span text:style-name="T10_14">incorrect</text:span><text:span text:style-name="T10_15"><text:s/></text:span><text:span text:style-name="T10_16">way</text:span><text:span text:style-name="T10_17"><text:s/></text:span><text:span text:style-name="T10_18">to</text:span><text:span text:style-name="T10_19"><text:s/></text:span><text:span text:style-name="T10_20">set</text:span><text:span text:style-name="T10_21"><text:s/></text:span><text:span text:style-name="T10_22">a</text:span><text:span text:style-name="T10_23"><text:s/></text:span><text:span text:style-name="T10_24">value</text:span><text:span text:style-name="T10_25"><text:s/></text:span><text:span text:style-name="T10_26">to</text:span><text:span text:style-name="T10_27"><text:s/></text:span><text:span text:style-name="T10_28">a</text:span><text:span text:style-name="T10_29"><text:s/></text:span><text:span text:style-name="T10_30">variable</text:span><text:span text:style-name="T10_31"><text:s/></text:span><text:span text:style-name="T10_32">of</text:span><text:span text:style-name="T10_33"><text:s/></text:span><text:span text:style-name="T10_34">type</text:span><text:span text:style-name="T10_35"><text:s/></text:span><text:span text:style-name="T10_36">string</text:span><text:span text:style-name="T10_37">?</text:span></text:p>
      <text:p text:style-name="P11"><text:span text:style-name="T11_1"><text:tab/><text:tab/></text:span><text:span text:style-name="T11_2">a</text:span><text:span text:style-name="T11_3">.<text:s/></text:span><text:span text:style-name="T11_4">string</text:span><text:span text:style-name="T11_5"><text:s/></text:span><text:span text:style-name="T11_6">myString</text:span><text:span text:style-name="T11_7"><text:s/>=<text:s/>“</text:span><text:span text:style-name="T11_8">word</text:span><text:span text:style-name="T11_9">”;</text:span></text:p>
      <text:p text:style-name="P12"><text:span text:style-name="T12_1"><text:tab/><text:tab/></text:span><text:span text:style-name="T12_2">b</text:span><text:span text:style-name="T12_3">.<text:s/></text:span><text:span text:style-name="T12_4">string</text:span><text:span text:style-name="T12_5"><text:s/></text:span><text:span text:style-name="T12_6">myString</text:span><text:span text:style-name="T12_7"><text:s/>=<text:s/>‘</text:span><text:span text:style-name="T12_8">word</text:span><text:span text:style-name="T12_9">’;</text:span></text:p>
      <text:p text:style-name="P13"><text:span text:style-name="T13_1"><text:tab/><text:tab/></text:span><text:span text:style-name="T13_2">c</text:span><text:span text:style-name="T13_3">.<text:s/></text:span><text:span text:style-name="T13_4">myString</text:span><text:span text:style-name="T13_5"><text:s/>=<text:s/>“</text:span><text:span text:style-name="T13_6">word</text:span><text:span text:style-name="T13_7">”;</text:span></text:p>
      <text:p text:style-name="P14"/>
      <text:p text:style-name="P15"/>
      <text:p text:style-name="P16"/>
      <text:p text:style-name="P17"><text:span text:style-name="T17_1">3.<text:s/></text:span><text:span text:style-name="T17_2">Is</text:span><text:span text:style-name="T17_3"><text:s/></text:span><text:span text:style-name="T17_4">the</text:span><text:span text:style-name="T17_5"><text:s/></text:span><text:span text:style-name="T17_6">following</text:span><text:span text:style-name="T17_7"><text:s/></text:span><text:span text:style-name="T17_8">code</text:span><text:span text:style-name="T17_9"><text:s/></text:span><text:span text:style-name="T17_10">incorrect</text:span><text:span text:style-name="T17_11">?<text:s/></text:span><text:span text:style-name="T17_12">If</text:span><text:span text:style-name="T17_13"><text:s/></text:span><text:span text:style-name="T17_14">so</text:span><text:span text:style-name="T17_15">,<text:s/></text:span><text:span text:style-name="T17_16">why</text:span><text:span text:style-name="T17_17">?<text:s/></text:span><text:span text:style-name="T17_18">If</text:span><text:span text:style-name="T17_19"><text:s/></text:span><text:span text:style-name="T17_20">it</text:span><text:span text:style-name="T17_21"><text:s/></text:span><text:span text:style-name="T17_22">is</text:span><text:span text:style-name="T17_23"><text:s/></text:span><text:span text:style-name="T17_24">correct</text:span><text:span text:style-name="T17_25">,<text:s/></text:span><text:span text:style-name="T17_26">why</text:span><text:span text:style-name="T17_27">?</text:span></text:p>
      <text:p text:style-name="P18"><text:span text:style-name="T18_1"><text:tab/></text:span><text:span text:style-name="T18_2">int</text:span><text:span text:style-name="T18_3"><text:s/></text:span><text:span text:style-name="T18_4">x</text:span><text:span text:style-name="T18_5"><text:s/>=<text:s/>6,<text:s/></text:span><text:span text:style-name="T18_6">y</text:span><text:span text:style-name="T18_7">;</text:span></text:p>
      <text:p text:style-name="P19"><text:span text:style-name="T19_1"><text:tab/></text:span><text:span text:style-name="T19_2">char</text:span><text:span text:style-name="T19_3"><text:s/></text:span><text:span text:style-name="T19_4">myChar</text:span><text:span text:style-name="T19_5"><text:s/>=<text:s/>‘</text:span><text:span text:style-name="T19_6">x</text:span><text:span text:style-name="T19_7">’;</text:span></text:p>
      <text:p text:style-name="P20"><text:span text:style-name="T20_1"><text:tab/></text:span><text:span text:style-name="T20_2">y</text:span><text:span text:style-name="T20_3"><text:s/>=<text:s/></text:span><text:span text:style-name="T20_4">myChar</text:span><text:span text:style-name="T20_5"><text:s/>+<text:s/></text:span><text:span text:style-name="T20_6">x</text:span><text:span text:style-name="T20_7">;</text:span></text:p>
      <text:p text:style-name="P21"/>
      <text:p text:style-name="P22"><text:span text:style-name="T22_1">Answers</text:span><text:span text:style-name="T22_2"><text:s/></text:span><text:span text:style-name="T22_3">to</text:span><text:span text:style-name="T22_4"><text:s/></text:span><text:span text:style-name="T22_5">Review</text:span><text:span text:style-name="T22_6"><text:s/></text:span><text:span text:style-name="T22_7">Questions</text:span></text:p>
      <text:p text:style-name="P23"/>
      <text:p text:style-name="P24"><text:span text:style-name="T24_1">1.<text:s/></text:span><text:span text:style-name="T24_2">a</text:span><text:span text:style-name="T24_3">.<text:s/></text:span><text:span text:style-name="T24_4">When</text:span><text:span text:style-name="T24_5"><text:s/></text:span><text:span text:style-name="T24_6">we</text:span><text:span text:style-name="T24_7"><text:s/></text:span><text:span text:style-name="T24_8">store</text:span><text:span text:style-name="T24_9"><text:s/></text:span><text:span text:style-name="T24_10">a</text:span><text:span text:style-name="T24_11"><text:s/></text:span><text:span text:style-name="T24_12">value</text:span><text:span text:style-name="T24_13"><text:s/></text:span><text:span text:style-name="T24_14">in</text:span><text:span text:style-name="T24_15"><text:s/></text:span><text:span text:style-name="T24_16">a</text:span><text:span text:style-name="T24_17"><text:s/></text:span><text:span text:style-name="T24_18">variable</text:span><text:span text:style-name="T24_19">,<text:s/></text:span><text:span text:style-name="T24_20">the</text:span><text:span text:style-name="T24_21"><text:s/></text:span><text:span text:style-name="T24_22">variable</text:span><text:span text:style-name="T24_23"><text:s/></text:span><text:span text:style-name="T24_24">goes</text:span><text:span text:style-name="T24_25"><text:s/></text:span><text:span text:style-name="T24_26">on</text:span><text:span text:style-name="T24_27"><text:s/></text:span><text:span text:style-name="T24_28">the</text:span><text:span text:style-name="T24_29"><text:s/></text:span><text:span text:style-name="T24_30">left</text:span><text:span text:style-name="T24_31"><text:s/></text:span><text:span text:style-name="T24_32">of</text:span><text:span text:style-name="T24_33"><text:s/></text:span><text:span text:style-name="T24_34">the</text:span><text:span text:style-name="T24_35"><text:s/></text:span><text:span text:style-name="T24_36">assignment</text:span><text:span text:style-name="T24_37"><text:s/></text:span><text:span text:style-name="T24_38">operator</text:span><text:span text:style-name="T24_39">,<text:s/></text:span><text:span text:style-name="T24_40">and</text:span><text:span text:style-name="T24_41"><text:s/></text:span><text:span text:style-name="T24_42">the</text:span><text:span text:style-name="T24_43"><text:s/></text:span><text:span text:style-name="T24_44">value</text:span><text:span text:style-name="T24_45"><text:s/></text:span><text:span text:style-name="T24_46">being</text:span><text:span text:style-name="T24_47"><text:s/></text:span><text:span text:style-name="T24_48">stored</text:span><text:span text:style-name="T24_49"><text:s/></text:span><text:span text:style-name="T24_50">in</text:span><text:span text:style-name="T24_51"><text:s/></text:span><text:span text:style-name="T24_52">that</text:span><text:span text:style-name="T24_53"><text:s/></text:span><text:span text:style-name="T24_54">variable</text:span><text:span text:style-name="T24_55"><text:s/></text:span><text:span text:style-name="T24_56">goes</text:span><text:span text:style-name="T24_57"><text:s/></text:span><text:span text:style-name="T24_58">to</text:span><text:span text:style-name="T24_59"><text:s/></text:span><text:span text:style-name="T24_60">the</text:span><text:span text:style-name="T24_61"><text:s/></text:span><text:span text:style-name="T24_62">right</text:span><text:span text:style-name="T24_63"><text:s/></text:span><text:span text:style-name="T24_64">of</text:span><text:span text:style-name="T24_65"><text:s/></text:span><text:span text:style-name="T24_66">the</text:span><text:span text:style-name="T24_67"><text:s/></text:span><text:span text:style-name="T24_68">assignment</text:span><text:span text:style-name="T24_69"><text:s/></text:span><text:span text:style-name="T24_70">operator</text:span><text:span text:style-name="T24_71">.</text:span></text:p>
      <text:p text:style-name="P25"/>
      <text:p text:style-name="P26"><text:span text:style-name="T26_1">2.<text:s/></text:span><text:span text:style-name="T26_2">b</text:span><text:span text:style-name="T26_3">.<text:s/></text:span><text:span text:style-name="T26_4">Strings</text:span><text:span text:style-name="T26_5"><text:s/></text:span><text:span text:style-name="T26_6">are</text:span><text:span text:style-name="T26_7"><text:s/></text:span><text:span text:style-name="T26_8">words</text:span><text:span text:style-name="T26_9"><text:s/></text:span><text:span text:style-name="T26_10">and</text:span><text:span text:style-name="T26_11"><text:s/></text:span><text:span text:style-name="T26_12">therefore</text:span><text:span text:style-name="T26_13"><text:s/></text:span><text:span text:style-name="T26_14">when</text:span><text:span text:style-name="T26_15"><text:s/></text:span><text:span text:style-name="T26_16">we</text:span><text:span text:style-name="T26_17"><text:s/></text:span><text:span text:style-name="T26_18">store</text:span><text:span text:style-name="T26_19"><text:s/></text:span><text:span text:style-name="T26_20">a</text:span><text:span text:style-name="T26_21"><text:s/>‘</text:span><text:span text:style-name="T26_22">word</text:span><text:span text:style-name="T26_23">’<text:s/></text:span><text:span text:style-name="T26_24">in</text:span><text:span text:style-name="T26_25"><text:s/></text:span><text:span text:style-name="T26_26">a</text:span><text:span text:style-name="T26_27"><text:s/></text:span><text:span text:style-name="T26_28">string</text:span><text:span text:style-name="T26_29">,<text:s/></text:span><text:span text:style-name="T26_30">the</text:span><text:span text:style-name="T26_31"><text:s/></text:span><text:span text:style-name="T26_32">word</text:span><text:span text:style-name="T26_33"><text:s/></text:span><text:span text:style-name="T26_34">must</text:span><text:span text:style-name="T26_35"><text:s/></text:span><text:span text:style-name="T26_36">be</text:span><text:span text:style-name="T26_37"><text:s/></text:span><text:span text:style-name="T26_38">surrounded</text:span><text:span text:style-name="T26_39"><text:s/></text:span><text:span text:style-name="T26_40">by</text:span><text:span text:style-name="T26_41"><text:s/></text:span><text:span text:style-name="T26_42">double</text:span><text:span text:style-name="T26_43"><text:s/></text:span><text:span text:style-name="T26_44">quotes</text:span><text:span text:style-name="T26_45">,<text:s/></text:span><text:span text:style-name="T26_46">not</text:span><text:span text:style-name="T26_47"><text:s/></text:span><text:span text:style-name="T26_48">single</text:span><text:span text:style-name="T26_49"><text:s/></text:span><text:span text:style-name="T26_50">quotes</text:span><text:span text:style-name="T26_51">;<text:s/></text:span><text:span text:style-name="T26_52">single</text:span><text:span text:style-name="T26_53"><text:s/></text:span><text:span text:style-name="T26_54">quotes</text:span><text:span text:style-name="T26_55"><text:s/></text:span><text:span text:style-name="T26_56">are</text:span><text:span text:style-name="T26_57"><text:s/></text:span><text:span text:style-name="T26_58">used</text:span><text:span text:style-name="T26_59"><text:s/></text:span><text:span text:style-name="T26_60">for</text:span><text:span text:style-name="T26_61"><text:s/></text:span><text:span text:style-name="T26_62">single</text:span><text:span text:style-name="T26_63"><text:s/></text:span><text:span text:style-name="T26_64">characters</text:span><text:span text:style-name="T26_65">.</text:span></text:p>
      <text:p text:style-name="P27"/>
      <text:p text:style-name="P28"><text:span text:style-name="T28_1">3.<text:s/></text:span><text:span text:style-name="T28_2">Yes</text:span><text:span text:style-name="T28_3">,<text:s/></text:span><text:span text:style-name="T28_4">the</text:span><text:span text:style-name="T28_5"><text:s/></text:span><text:span text:style-name="T28_6">code</text:span><text:span text:style-name="T28_7"><text:s/></text:span><text:span text:style-name="T28_8">is</text:span><text:span text:style-name="T28_9"><text:s/></text:span><text:span text:style-name="T28_10">incorrect</text:span><text:span text:style-name="T28_11">.<text:s/></text:span><text:span text:style-name="T28_12">This</text:span><text:span text:style-name="T28_13"><text:s/></text:span><text:span text:style-name="T28_14">will</text:span><text:span text:style-name="T28_15"><text:s/></text:span><text:span text:style-name="T28_16">throw</text:span><text:span text:style-name="T28_17"><text:s/></text:span><text:span text:style-name="T28_18">an</text:span><text:span text:style-name="T28_19"><text:s/></text:span><text:span text:style-name="T28_20">error</text:span><text:span text:style-name="T28_21"><text:s/></text:span><text:span text:style-name="T28_22">because</text:span><text:span text:style-name="T28_23"><text:s/></text:span><text:span text:style-name="T28_24">it</text:span><text:span text:style-name="T28_25"><text:s/></text:span><text:span text:style-name="T28_26">will</text:span><text:span text:style-name="T28_27"><text:s/></text:span><text:span text:style-name="T28_28">try</text:span><text:span text:style-name="T28_29"><text:s/></text:span><text:span text:style-name="T28_30">to</text:span><text:span text:style-name="T28_31"><text:s/></text:span><text:span text:style-name="T28_32">add</text:span><text:span text:style-name="T28_33"><text:s/></text:span><text:span text:style-name="T28_34">an</text:span><text:span text:style-name="T28_35"><text:s/></text:span><text:span text:style-name="T28_36">int</text:span><text:span text:style-name="T28_37"><text:s/></text:span><text:span text:style-name="T28_38">and</text:span><text:span text:style-name="T28_39"><text:s/></text:span><text:span text:style-name="T28_40">a</text:span><text:span text:style-name="T28_41"><text:s/></text:span><text:span text:style-name="T28_42">char</text:span><text:span text:style-name="T28_43"><text:s/></text:span><text:span text:style-name="T28_44">and</text:span><text:span text:style-name="T28_45"><text:s/></text:span><text:span text:style-name="T28_46">store</text:span><text:span text:style-name="T28_47"><text:s/></text:span><text:span text:style-name="T28_48">that</text:span><text:span text:style-name="T28_49"><text:s/>“</text:span><text:span text:style-name="T28_50">value</text:span><text:span text:style-name="T28_51">”<text:s/></text:span><text:span text:style-name="T28_52">in</text:span><text:span text:style-name="T28_53"><text:s/></text:span><text:span text:style-name="T28_54">a</text:span><text:span text:style-name="T28_55"><text:s/></text:span><text:span text:style-name="T28_56">variable</text:span><text:span text:style-name="T28_57"><text:s/></text:span><text:span text:style-name="T28_58">of</text:span><text:span text:style-name="T28_59"><text:s/></text:span><text:span text:style-name="T28_60">type</text:span><text:span text:style-name="T28_61"><text:s/></text:span><text:span text:style-name="T28_62">int</text:span><text:span text:style-name="T28_63">.</text:span></text:p>
      <text:p text:style-name="P29"/>
      <text:p text:style-name="P30"/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